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7124" calcext:value-type="float">
            <text:p>40.9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6896" calcext:value-type="float">
            <text:p>8.9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7172" calcext:value-type="float">
            <text:p>9.3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3932" calcext:value-type="float">
            <text:p>10.12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8356" calcext:value-type="float">
            <text:p>10.46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35" calcext:value-type="float">
            <text:p>8.9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03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4" meta:object-count="0"/>
    <meta:user-defined meta:name="AppVersion">3.0</meta:user-defined>
  </office:meta>
</office:document-meta>
</file>